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3.2055in"/>
    </style:style>
    <style:style style:name="co3" style:family="table-column">
      <style:table-column-properties fo:break-before="auto" style:column-width="3.6047in"/>
    </style:style>
    <style:style style:name="co4" style:family="table-column">
      <style:table-column-properties fo:break-before="auto" style:column-width="2.2508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850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4528in" fo:break-before="auto" style:use-optimal-row-height="false"/>
    </style:style>
    <style:style style:name="ro4" style:family="table-row">
      <style:table-row-properties style:row-height="1.948in" fo:break-before="auto" style:use-optimal-row-height="false"/>
    </style:style>
    <style:style style:name="ro5" style:family="table-row">
      <style:table-row-properties style:row-height="1.4299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346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346in solid #000000"/>
    </style:style>
    <style:style style:name="ce10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 style:font-name="Arial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008in solid #000000" fo:background-color="#c0c0c0" fo:border-left="0.0346in solid #000000" fo:border-right="0.0008in solid #000000" fo:border-top="0.0008in solid #000000"/>
    </style:style>
    <style:style style:name="ce18" style:family="table-cell" style:parent-style-name="Default">
      <style:table-cell-properties fo:border-bottom="0.0008in solid #000000" style:text-align-source="fix" style:repeat-content="false" fo:background-color="transparent" fo:border-left="0.0346in solid #000000" fo:border-right="0.0008in solid #000000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color="#ff0000"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4" table:number-rows-spanned="1">
            <text:p>Two Entity Constraints</text:p>
          </table:table-cell>
          <table:covered-table-cell table:number-columns-repeated="3" table:style-name="ce9"/>
          <table:table-cell table:style-name="ce5" office:value-type="string">
            <text:p>Single Entity Constraints</text:p>
          </table:table-cell>
          <table:table-cell table:style-name="ce5" office:value-type="string">
            <text:p>Symmetry Constraints</text:p>
          </table:table-cell>
        </table:table-row>
        <table:table-row table:style-name="ro3">
          <table:table-cell table:style-name="ce1"/>
          <table:table-cell table:style-name="ce6" office:value-type="string">
            <text:p>Point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Circle</text:p>
          </table:table-cell>
          <table:table-cell table:style-name="ce10" office:value-type="string">
            <text:p>Arc</text:p>
          </table:table-cell>
          <table:table-cell table:style-name="ce16" office:value-type="string">
            <text:p>None</text:p>
          </table:table-cell>
          <table:table-cell table:style-name="ce16" office:value-type="string">
            <text:p>Symmetry Line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7" office:value-type="string">
            <text:p>Point On Point </text:p>
            <text:p>Distance Between Two Points</text:p>
            <text:p>Vertical Distance Between Two Points</text:p>
            <text:p>Horizontal Distance Between Two Points</text:p>
          </table:table-cell>
          <table:table-cell table:style-name="ce11" office:value-type="string">
            <text:p>Point On a Line </text:p>
            <text:p>Distance Between a Point and Line</text:p>
            <text:p>Vertical Distance Between a Point and Line</text:p>
            <text:p>Horizontal Distance Between a Point and Line</text:p>
            <text:p>Angle Between Two Lines</text:p>
            <text:p>Parallel Lines</text:p>
            <text:p>Perpendicular Lines</text:p>
            <text:p>Co-linear Lines</text:p>
            <text:p><text:span text:style-name="T1">Point on Midpoint of a Line</text:span></text:p>
          </table:table-cell>
          <table:table-cell table:style-name="ce13" office:value-type="string">
            <text:p>Point On Circle</text:p>
            <text:p>Point on Quadrant Point </text:p>
          </table:table-cell>
          <table:table-cell table:style-name="ce13" office:value-type="string">
            <text:p>Point On Arc</text:p>
            <text:p>Point on Arc Midpoint</text:p>
          </table:table-cell>
          <table:table-cell table:style-name="ce17"/>
          <table:table-cell table:style-name="ce13" office:value-type="string">
            <text:p>Two Symmetric Points</text:p>
          </table:table-cell>
        </table:table-row>
        <table:table-row table:style-name="ro4">
          <table:table-cell table:style-name="ce3" office:value-type="string">
            <text:p>Line</text:p>
          </table:table-cell>
          <table:table-cell table:style-name="ce8"/>
          <table:table-cell table:style-name="ce12" office:value-type="string">
            <text:p>Two Lines Equal Length</text:p>
          </table:table-cell>
          <table:table-cell table:style-name="ce14" office:value-type="string">
            <text:p>Line Tangent To Circle </text:p>
          </table:table-cell>
          <table:table-cell table:style-name="ce15" office:value-type="string">
            <text:p>Line Tangent To Arc </text:p>
          </table:table-cell>
          <table:table-cell table:style-name="ce18" office:value-type="string">
            <text:p>Horizontal</text:p>
            <text:p>Vertical</text:p>
            <text:p>Line Length</text:p>
            <text:p/>
          </table:table-cell>
          <table:table-cell table:style-name="ce13" office:value-type="string">
            <text:p>Two Symmetric Lines</text:p>
          </table:table-cell>
        </table:table-row>
        <table:table-row table:style-name="ro4">
          <table:table-cell table:style-name="ce3" office:value-type="string">
            <text:p>Circle</text:p>
          </table:table-cell>
          <table:table-cell table:style-name="ce8" table:number-columns-repeated="2"/>
          <table:table-cell table:style-name="ce11" office:value-type="string">
            <text:p>Equal Radius (Circle-Circle)</text:p>
            <text:p>Concentric (Circle-Circle)</text:p>
          </table:table-cell>
          <table:table-cell table:style-name="ce11" office:value-type="string">
            <text:p>Equal Radius (Arc-Circle)</text:p>
            <text:p>Concentric (Arc-Circle)</text:p>
          </table:table-cell>
          <table:table-cell table:style-name="ce18" office:value-type="string">
            <text:p>Circle Radius</text:p>
          </table:table-cell>
          <table:table-cell table:style-name="ce13" office:value-type="string">
            <text:p>Two Symmetric Circles</text:p>
          </table:table-cell>
        </table:table-row>
        <table:table-row table:style-name="ro4">
          <table:table-cell table:style-name="ce4" office:value-type="string">
            <text:p>Arc</text:p>
          </table:table-cell>
          <table:table-cell table:style-name="ce8" table:number-columns-repeated="3"/>
          <table:table-cell table:style-name="ce11" office:value-type="string">
            <text:p>Equal Radius (Arc-Arc)</text:p>
            <text:p>Concentric (Arc-Arc)</text:p>
          </table:table-cell>
          <table:table-cell table:style-name="ce18" office:value-type="string">
            <text:p>Arc Radius </text:p>
            <text:p>Arc Rules</text:p>
          </table:table-cell>
          <table:table-cell table:style-name="ce13" office:value-type="string">
            <text:p>Two Symmetric Arcs</text:p>
          </table:table-cell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 table:number-rows-repeated="32">
          <table:table-cell table:number-columns-repeated="7"/>
        </table:table-row>
        <table:table-row table:style-name="ro5" table:number-rows-repeated="2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ce19"/>
        <table:table-row table:style-name="ro1">
          <table:table-cell office:value-type="string">
            <text:p>*</text:p>
          </table:table-cell>
          <table:table-cell office:value-type="string">
            <text:p>pointToLine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ointOnCurv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horizontal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vertical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radiusValue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tangentToArc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tangentToCircl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arcRu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Point to point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point vertical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point horizontal Distance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Point to line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line vertical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line horizontal Distanc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lineLength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equalLegnth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arcRadiu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Arc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Circ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CircArc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Arc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Circ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CircArc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circleRadius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angle ( between two lines )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arallel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erpendicular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Colinear Lines 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8">
          <table:table-cell table:style-name="ce2" office:value-type="string">
            <text:p>Line</text:p>
          </table:table-cell>
          <table:table-cell table:style-name="ce20" office:value-type="string">
            <text:p>Horizontal</text:p>
            <text:p>Vertical</text:p>
            <text:p>Line Length</text:p>
            <text:p/>
          </table:table-cell>
        </table:table-row>
        <table:table-row table:style-name="ro9">
          <table:table-cell table:style-name="ce3" office:value-type="string">
            <text:p>Circle</text:p>
          </table:table-cell>
          <table:table-cell table:style-name="ce20" office:value-type="string">
            <text:p>Circle Radius</text:p>
          </table:table-cell>
        </table:table-row>
        <table:table-row table:style-name="ro10">
          <table:table-cell table:style-name="ce4" office:value-type="string">
            <text:p>Arc</text:p>
          </table:table-cell>
          <table:table-cell table:style-name="ce20" office:value-type="string">
            <text:p>Arc Radius </text:p>
            <text:p>Arc Rules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5">05/25/2009</text:date>, <text:time>08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than George</meta:initial-creator>
    <meta:creation-date>2009-05-24T19:32:33</meta:creation-date>
    <dc:creator>Jonathan George</dc:creator>
    <dc:date>2009-05-25T08:32:44</dc:date>
    <meta:printed-by>Jonathan George</meta:printed-by>
    <meta:print-date>2009-05-24T21:08:03</meta:print-date>
    <meta:editing-cycles>5</meta:editing-cycles>
    <meta:editing-duration>PT43M23S</meta:editing-duration>
    <meta:user-defined meta:name="Info 1"/>
    <meta:user-defined meta:name="Info 2"/>
    <meta:user-defined meta:name="Info 3"/>
    <meta:user-defined meta:name="Info 4"/>
    <meta:document-statistic meta:table-count="3" meta:cell-count="92"/>
  </office:meta>
</office:document-meta>
</file>